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1"/></text:p>
      <text:p text:style-name="Preformatted_20_Text"><text:span text:style-name="T1">suresh@PES1UG19CS553</text:span>:<text:span text:style-name="T2">~/OS</text:span>$ gcc -o example1a.exe example1a.c</text:p>
      <text:p text:style-name="Preformatted_20_Text"><text:span text:style-name="T1">suresh@PES1UG19CS553</text:span>:<text:span text:style-name="T2">~/OS</text:span>$ ./example1a.exe </text:p>
      <text:p text:style-name="Preformatted_20_Text">This is parent. Process Id = 22562, y = -1</text:p>
      <text:p text:style-name="Preformatted_20_Text">This is child. Process Id = 22563, Parent Process Id = 22562, y = 1</text:p>
      <text:p text:style-name="Preformatted_20_Text">This is parent. Process Id = 22562, y = -2</text:p>
      <text:p text:style-name="Preformatted_20_Text">This is child. Process Id = 22563, Parent Process Id = 22562, y = 2</text:p>
      <text:p text:style-name="Preformatted_20_Text">This is parent. Process Id = 22562, y = -3</text:p>
      <text:p text:style-name="Preformatted_20_Text">This is child. Process Id = 22563, Parent Process Id = 22562, y = 3</text:p>
      <text:p text:style-name="Preformatted_20_Text">This is parent. Process Id = 22562, y = -4</text:p>
      <text:p text:style-name="Preformatted_20_Text">This is child. Process Id = 22563, Parent Process Id = 22562, y = 4</text:p>
      <text:p text:style-name="Preformatted_20_Text">This is parent. Process Id = 22562, y = -5</text:p>
      <text:p text:style-name="Preformatted_20_Text">This is child. Process Id = 22563, Parent Process Id = 22562, y = 5</text:p>
      <text:p text:style-name="Preformatted_20_Text"><text:span text:style-name="T1">suresh@PES1UG19CS553</text:span>:<text:span text:style-name="T2">~/OS</text:span>$ ./example1a.exe </text:p>
      <text:p text:style-name="Preformatted_20_Text">This is parent. Process Id = 3309, y = -1</text:p>
      <text:p text:style-name="Preformatted_20_Text">This is child. Process Id = 3312, Parent Process Id = 3309, y = 1</text:p>
      <text:p text:style-name="Preformatted_20_Text">This is child. Process Id = 3312, Parent Process Id = 3309, y = 2</text:p>
      <text:p text:style-name="Preformatted_20_Text">This is parent. Process Id = 3309, y = -2</text:p>
      <text:p text:style-name="Preformatted_20_Text">This is child. Process Id = 3312, Parent Process Id = 3309, y = 3</text:p>
      <text:p text:style-name="Preformatted_20_Text">This is parent. Process Id = 3309, y = -3</text:p>
      <text:p text:style-name="Preformatted_20_Text">This is parent. Process Id = 3309, y = -4</text:p>
      <text:p text:style-name="Preformatted_20_Text">This is child. Process Id = 3312, Parent Process Id = 3309, y = 4</text:p>
      <text:p text:style-name="Preformatted_20_Text">This is child. Process Id = 3312, Parent Process Id = 3309, y = 5</text:p>
      <text:p text:style-name="Preformatted_20_Text">This is parent. Process Id = 3309, y = -5</text:p>
      <text:p text:style-name="P1"><text:span text:style-name="T1">suresh@PES1UG19CS553</text:span>:<text:span text:style-name="T2">~/OS</text:span>$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3T18:17:43.401549989</meta:creation-date>
    <dc:date>2022-01-23T18:25:37.367793871</dc:date>
    <meta:editing-duration>PT8M27S</meta:editing-duration>
    <meta:editing-cycles>1</meta:editing-cycles>
    <meta:document-statistic meta:table-count="0" meta:image-count="0" meta:object-count="0" meta:page-count="1" meta:paragraph-count="24" meta:word-count="260" meta:character-count="1247" meta:non-whitespace-character-count="1008"/>
    <meta:generator>LibreOffice/6.0.7.3$Linux_X86_64 LibreOffice_project/00m0$Build-3</meta:generator>
  </office:meta>
</office:document-meta>
</file>